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24-01-0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612" calcext:value-type="float">
            <text:p>90.8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23-01-23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22-01-1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21-03-21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21-03-21 1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20-01-0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6168" calcext:value-type="float">
            <text:p>85.9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19-01-10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18-01-0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17-01-10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044" calcext:value-type="float">
            <text:p>83.5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16-07-2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732" calcext:value-type="float">
            <text:p>89.0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16-01-05 0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312" calcext:value-type="float">
            <text:p>82.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15-01-0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14-01-0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13-01-15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2352" calcext:value-type="float">
            <text:p>77.4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1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1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1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0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0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0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06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05-01-1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0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0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7504" calcext:value-type="float">
            <text:p>66.8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0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0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8864" calcext:value-type="float">
            <text:p>66.3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8</text:p>
          </table:table-cell>
          <table:table-cell office:value-type="string" calcext:value-type="string">
            <text:p>MM1638</text:p>
          </table:table-cell>
          <table:table-cell office:value-type="string" calcext:value-type="string">
            <text:p>200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9672" calcext:value-type="float">
            <text:p>67.4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